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paragraph-rsid="0002691b" style:font-size-asian="13pt" style:font-size-complex="13pt"/>
    </style:style>
    <style:style style:name="P2" style:family="paragraph" style:parent-style-name="Standard" style:list-style-name="L1">
      <style:text-properties fo:font-size="13pt" officeooo:paragraph-rsid="0002691b" style:font-size-asian="13pt" style:font-size-complex="13pt"/>
    </style:style>
    <style:style style:name="P3" style:family="paragraph" style:parent-style-name="Standard" style:list-style-name="L2">
      <style:text-properties fo:font-size="13pt" officeooo:paragraph-rsid="0009bcbc" style:font-size-asian="13pt" style:font-size-complex="13pt"/>
    </style:style>
    <style:style style:name="P4" style:family="paragraph" style:parent-style-name="Standard">
      <style:text-properties fo:font-size="13pt" officeooo:paragraph-rsid="0009bcbc" style:font-size-asian="13pt" style:font-size-complex="13pt"/>
    </style:style>
    <style:style style:name="P5" style:family="paragraph" style:parent-style-name="Standard" style:list-style-name="L3">
      <style:text-properties fo:font-size="13pt" officeooo:paragraph-rsid="000b994a" style:font-size-asian="13pt" style:font-size-complex="13pt"/>
    </style:style>
    <style:style style:name="P6" style:family="paragraph" style:parent-style-name="Standard" style:list-style-name="L3">
      <style:text-properties fo:font-size="13pt" officeooo:rsid="000b994a" officeooo:paragraph-rsid="000b994a" style:font-size-asian="13pt" style:font-size-complex="13pt"/>
    </style:style>
    <style:style style:name="P7" style:family="paragraph" style:parent-style-name="Standard">
      <style:text-properties fo:font-size="13pt" officeooo:rsid="000b994a" officeooo:paragraph-rsid="000b994a" style:font-size-asian="13pt" style:font-size-complex="13pt"/>
    </style:style>
    <style:style style:name="P8" style:family="paragraph" style:parent-style-name="Standard" style:list-style-name="L8">
      <style:text-properties fo:font-size="13pt" officeooo:rsid="000b994a" officeooo:paragraph-rsid="000e3d00" style:font-size-asian="13pt" style:font-size-complex="13pt"/>
    </style:style>
    <style:style style:name="P9" style:family="paragraph" style:parent-style-name="Standard" style:list-style-name="L9">
      <style:text-properties fo:font-size="13pt" officeooo:rsid="000b994a" officeooo:paragraph-rsid="000b994a" style:font-size-asian="13pt" style:font-size-complex="13pt"/>
    </style:style>
    <style:style style:name="P10" style:family="paragraph" style:parent-style-name="Standard" style:list-style-name="L10">
      <style:text-properties fo:font-size="13pt" officeooo:rsid="000b994a" officeooo:paragraph-rsid="000d1d96" style:font-size-asian="13pt" style:font-size-complex="13pt"/>
    </style:style>
    <style:style style:name="P11" style:family="paragraph" style:parent-style-name="Standard">
      <style:text-properties fo:font-size="13pt" officeooo:rsid="000b994a" officeooo:paragraph-rsid="000deb07" style:font-size-asian="13pt" style:font-size-complex="13pt"/>
    </style:style>
    <style:style style:name="P12" style:family="paragraph" style:parent-style-name="Standard" style:list-style-name="L12">
      <style:text-properties fo:font-size="13pt" officeooo:rsid="000b994a" officeooo:paragraph-rsid="000deb07" style:font-size-asian="13pt" style:font-size-complex="13pt"/>
    </style:style>
    <style:style style:name="P13" style:family="paragraph" style:parent-style-name="Standard" style:list-style-name="L13">
      <style:text-properties fo:font-size="13pt" officeooo:rsid="000b994a" officeooo:paragraph-rsid="000deb07" style:font-size-asian="13pt" style:font-size-complex="13pt"/>
    </style:style>
    <style:style style:name="P14" style:family="paragraph" style:parent-style-name="Standard" style:list-style-name="L13">
      <style:text-properties fo:font-size="13pt" officeooo:rsid="000b994a" officeooo:paragraph-rsid="0012c000" style:font-size-asian="13pt" style:font-size-complex="13pt"/>
    </style:style>
    <style:style style:name="P15" style:family="paragraph" style:parent-style-name="Standard">
      <style:text-properties fo:font-size="13pt" officeooo:rsid="000b994a" officeooo:paragraph-rsid="000e3d00" style:font-size-asian="13pt" style:font-size-complex="13pt"/>
    </style:style>
    <style:style style:name="P16" style:family="paragraph" style:parent-style-name="Standard" style:list-style-name="L14">
      <style:text-properties fo:font-size="13pt" officeooo:rsid="000b994a" officeooo:paragraph-rsid="000e3d00" style:font-size-asian="13pt" style:font-size-complex="13pt"/>
    </style:style>
    <style:style style:name="P17" style:family="paragraph" style:parent-style-name="Standard" style:list-style-name="L15">
      <style:text-properties fo:font-size="13pt" officeooo:rsid="000b994a" officeooo:paragraph-rsid="000e3d00" style:font-size-asian="13pt" style:font-size-complex="13pt"/>
    </style:style>
    <style:style style:name="P18" style:family="paragraph" style:parent-style-name="Standard" style:list-style-name="L16">
      <style:text-properties fo:font-size="13pt" officeooo:rsid="000b994a" officeooo:paragraph-rsid="000e3d00" style:font-size-asian="13pt" style:font-size-complex="13pt"/>
    </style:style>
    <style:style style:name="P19" style:family="paragraph" style:parent-style-name="Standard" style:list-style-name="L17">
      <style:text-properties fo:font-size="13pt" officeooo:rsid="000b994a" officeooo:paragraph-rsid="000e3d00" style:font-size-asian="13pt" style:font-size-complex="13pt"/>
    </style:style>
    <style:style style:name="P20" style:family="paragraph" style:parent-style-name="Standard" style:list-style-name="L18">
      <style:text-properties fo:font-size="13pt" officeooo:rsid="000b994a" officeooo:paragraph-rsid="000e3d00" style:font-size-asian="13pt" style:font-size-complex="13pt"/>
    </style:style>
    <style:style style:name="P21" style:family="paragraph" style:parent-style-name="Standard" style:list-style-name="L18">
      <style:text-properties fo:font-size="13pt" officeooo:rsid="000b994a" officeooo:paragraph-rsid="000e7ffe" style:font-size-asian="13pt" style:font-size-complex="13pt"/>
    </style:style>
    <style:style style:name="P22" style:family="paragraph" style:parent-style-name="Standard" style:list-style-name="L19">
      <style:text-properties fo:font-size="13pt" officeooo:rsid="000b994a" officeooo:paragraph-rsid="000e3d00" style:font-size-asian="13pt" style:font-size-complex="13pt"/>
    </style:style>
    <style:style style:name="P23" style:family="paragraph" style:parent-style-name="Standard" style:list-style-name="L19">
      <style:text-properties fo:font-size="13pt" officeooo:rsid="000b994a" officeooo:paragraph-rsid="000e7ffe" style:font-size-asian="13pt" style:font-size-complex="13pt"/>
    </style:style>
    <style:style style:name="P24" style:family="paragraph" style:parent-style-name="Standard" style:list-style-name="L7">
      <style:text-properties fo:font-size="13pt" officeooo:paragraph-rsid="000deb07" style:font-size-asian="13pt" style:font-size-complex="13pt"/>
    </style:style>
    <style:style style:name="P25" style:family="paragraph" style:parent-style-name="Standard">
      <style:text-properties fo:font-size="13pt" officeooo:paragraph-rsid="000deb07" style:font-size-asian="13pt" style:font-size-complex="13pt"/>
    </style:style>
    <style:style style:name="P26" style:family="paragraph" style:parent-style-name="Standard" style:list-style-name="L13">
      <style:text-properties fo:font-size="13pt" officeooo:paragraph-rsid="0012c000" style:font-size-asian="13pt" style:font-size-complex="13pt"/>
    </style:style>
    <style:style style:name="P27" style:family="paragraph" style:parent-style-name="Standard" style:list-style-name="L11">
      <style:text-properties officeooo:paragraph-rsid="000deb07"/>
    </style:style>
    <style:style style:name="P28" style:family="paragraph" style:parent-style-name="Standard" style:list-style-name="L12">
      <style:text-properties officeooo:paragraph-rsid="000deb07"/>
    </style:style>
    <style:style style:name="P29" style:family="paragraph" style:parent-style-name="Standard" style:list-style-name="L20">
      <style:text-properties officeooo:paragraph-rsid="000e3d00"/>
    </style:style>
    <style:style style:name="T1" style:family="text">
      <style:text-properties officeooo:rsid="003697c2"/>
    </style:style>
    <style:style style:name="T2" style:family="text">
      <style:text-properties officeooo:rsid="000455d6"/>
    </style:style>
    <style:style style:name="T3" style:family="text">
      <style:text-properties officeooo:rsid="00065530"/>
    </style:style>
    <style:style style:name="T4" style:family="text">
      <style:text-properties officeooo:rsid="00085362"/>
    </style:style>
    <style:style style:name="T5" style:family="text">
      <style:text-properties officeooo:rsid="0009bcbc"/>
    </style:style>
    <style:style style:name="T6" style:family="text">
      <style:text-properties officeooo:rsid="000d1d96"/>
    </style:style>
    <style:style style:name="T7" style:family="text">
      <style:text-properties officeooo:rsid="000deb07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0b994a" style:font-size-asian="13pt" style:font-size-complex="13pt"/>
    </style:style>
    <style:style style:name="T10" style:family="text">
      <style:text-properties fo:font-size="13pt" officeooo:rsid="000d1d96" style:font-size-asian="13pt" style:font-size-complex="13pt"/>
    </style:style>
    <style:style style:name="T11" style:family="text">
      <style:text-properties fo:font-size="13pt" officeooo:rsid="000deb07" style:font-size-asian="13pt" style:font-size-complex="13pt"/>
    </style:style>
    <style:style style:name="T12" style:family="text">
      <style:text-properties officeooo:rsid="000e3d00"/>
    </style:style>
    <style:style style:name="T13" style:family="text">
      <style:text-properties officeooo:rsid="001526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76cm" fo:text-indent="-0.635cm" fo:margin-left="7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11cm" fo:text-indent="-0.635cm" fo:margin-left="8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46cm" fo:text-indent="-0.635cm" fo:margin-left="8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81cm" fo:text-indent="-0.635cm" fo:margin-left="9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16cm" fo:text-indent="-0.635cm" fo:margin-left="10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851cm" fo:text-indent="-0.635cm" fo:margin-left="10.851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人员合同管理</text:p>
      <text:p text:style-name="P1"><text:tab/>导航<text:span text:style-name="T1">下拉名_1:合同管理</text:span></text:p>
      <text:p text:style-name="P1"><text:tab/><text:tab/>导航<text:span text:style-name="T1">名_1:合同管理</text:span></text:p>
      <text:p text:style-name="P1"><text:tab/><text:tab/><text:tab/>功能名<text:span text:style-name="T2">1:列表 功能类型:网格</text:span></text:p>
      <text:list xml:id="list2711998317271199966" text:style-name="L1">
        <text:list-item>
          <text:p text:style-name="P2"><text:bookmark-start text:name="__DdeLink__189_1487612813"/><text:bookmark-start text:name="__DdeLink__213_1487612813"/>字段名:合同类型</text:p>
        </text:list-item>
        <text:list-item>
          <text:p text:style-name="P2">字段名:合同性质</text:p>
        </text:list-item>
        <text:list-item>
          <text:p text:style-name="P2">字段名:合同编号</text:p>
        </text:list-item>
        <text:list-item>
          <text:p text:style-name="P2">字段名:用人单位<text:span text:style-name="T3">(甲方)</text:span></text:p>
        </text:list-item>
        <text:list-item>
          <text:p text:style-name="P2">字段名:职工姓名<text:span text:style-name="T3">(乙方)</text:span><text:bookmark-end text:name="__DdeLink__213_1487612813"/></text:p>
        </text:list-item>
        <text:list-item>
          <text:p text:style-name="P2">字段名:合同期限</text:p>
        </text:list-item>
        <text:list-item>
          <text:p text:style-name="P2">字段名:合同起始日</text:p>
        </text:list-item>
        <text:list-item>
          <text:p text:style-name="P2">字段名:合同约满日</text:p>
        </text:list-item>
        <text:list-item>
          <text:p text:style-name="P2">字段名:试用期时长</text:p>
        </text:list-item>
        <text:list-item>
          <text:p text:style-name="P2">字段名:是否需要合同变更</text:p>
        </text:list-item>
        <text:list-item>
          <text:p text:style-name="P2">字段名:线上存储路径</text:p>
        </text:list-item>
        <text:list-item>
          <text:p text:style-name="P2">字段名:线下存储路径</text:p>
        </text:list-item>
        <text:list-item>
          <text:p text:style-name="P2">字段名:合同状态<text:bookmark-end text:name="__DdeLink__189_1487612813"/></text:p>
        </text:list-item>
      </text:list>
      <text:p text:style-name="P1"><text:tab/><text:tab/><text:tab/>功能名<text:span text:style-name="T4">2:数据录入 功能类型:编辑</text:span></text:p>
      <text:p text:style-name="P1"><text:tab/><text:tab/><text:tab/><text:tab/>合同信息</text:p>
      <text:list xml:id="list5501361641646067848" text:style-name="L2">
        <text:list-item>
          <text:p text:style-name="P3"><text:bookmark-start text:name="__DdeLink__191_1487612813"/><text:bookmark-start text:name="__DdeLink__193_1487612813"/>字段名:合同类型 字段类型:单选框 必填</text:p>
        </text:list-item>
        <text:list-item>
          <text:p text:style-name="P3">字段名:合同性质 字段类型:单选框 必填</text:p>
        </text:list-item>
        <text:list-item>
          <text:p text:style-name="P3">字段名:合同编号 字段类型:文本框 必填</text:p>
        </text:list-item>
        <text:list-item>
          <text:p text:style-name="P3">字段名:用人单位<text:span text:style-name="T3">(甲方) 字段类型:文本框 必填</text:span></text:p>
        </text:list-item>
        <text:list-item>
          <text:p text:style-name="P3">字段名:职工姓名<text:span text:style-name="T3">(乙方) 字段类型:单选框 必填</text:span></text:p>
        </text:list-item>
        <text:list-item>
          <text:p text:style-name="P3">字段名:合同期限 字段类型:文本框 必填</text:p>
        </text:list-item>
        <text:list-item>
          <text:p text:style-name="P3">字段名:合同起始日 字段类型:日期框 必填</text:p>
        </text:list-item>
        <text:list-item>
          <text:p text:style-name="P3">字段名:合同约满日 字段类型:日期框 必填</text:p>
        </text:list-item>
        <text:list-item>
          <text:p text:style-name="P3">字段名:试用期时长 字段类型:文本框 必填</text:p>
        </text:list-item>
        <text:list-item>
          <text:p text:style-name="P3">字段名:线上存储路径 字段类型:文本框 非必填</text:p>
        </text:list-item>
        <text:list-item>
          <text:p text:style-name="P3">字段名:线下存储路径 字段类型:文本框 必填</text:p>
        </text:list-item>
        <text:list-item>
          <text:p text:style-name="P3">字段名:合同状态 字段类型:开关按钮<text:span text:style-name="T5">(正常/解除) 默认:正常</text:span><text:bookmark-end text:name="__DdeLink__193_1487612813"/><text:bookmark-end text:name="__DdeLink__191_1487612813"/></text:p>
        </text:list-item>
      </text:list>
      <text:p text:style-name="P4"><text:tab/><text:tab/><text:tab/><text:tab/>乙方信息</text:p>
      <text:list xml:id="list4201595665342550050" text:style-name="L10">
        <text:list-item>
          <text:p text:style-name="P10">字段名:姓名 字段类型:单选框 必填</text:p>
        </text:list-item>
        <text:list-item>
          <text:p text:style-name="P10">字段名:性别 字段类型:开关按钮<text:span text:style-name="T6">(男/女) 默认:女</text:span></text:p>
        </text:list-item>
        <text:list-item>
          <text:p text:style-name="P10">字段名:出生日期 字段类型:日期框 必填</text:p>
        </text:list-item>
        <text:list-item>
          <text:p text:style-name="P10"><text:soft-page-break/>字段名:证件类型 字段类型:文本框 必填</text:p>
        </text:list-item>
        <text:list-item>
          <text:p text:style-name="P10">字段名:证件号码 字段类型:文本框 必填</text:p>
        </text:list-item>
        <text:list-item>
          <text:p text:style-name="P10">字段名:联系电话 字段类型:文本框 必填</text:p>
        </text:list-item>
        <text:list-item>
          <text:p text:style-name="P10">字段名:户籍地址 字段类型:文本框 非必填</text:p>
        </text:list-item>
        <text:list-item>
          <text:p text:style-name="P10">字段名:现住址 字段类型:文本框 必填</text:p>
        </text:list-item>
        <text:list-item>
          <text:p text:style-name="P10">字段名:部门 字段类型:文本框 必填</text:p>
        </text:list-item>
        <text:list-item>
          <text:p text:style-name="P10">字段名:岗位 字段类型:文本框 必填</text:p>
        </text:list-item>
        <text:list-item>
          <text:p text:style-name="P10">字段名:是否离职 字段类型:开关按钮 默认:否</text:p>
        </text:list-item>
        <text:list-item>
          <text:p text:style-name="P10">字段名:离职时间 字段类型:日期框 非必填</text:p>
        </text:list-item>
        <text:list-item>
          <text:p text:style-name="P10">字段名:计薪方式 字段类型:文本框 必填</text:p>
        </text:list-item>
        <text:list-item>
          <text:p text:style-name="P10">字段名:基本报酬 字段类型:数字框 限制:两位小数 大于<text:span text:style-name="T7">0 必填</text:span></text:p>
        </text:list-item>
        <text:list-item>
          <text:p text:style-name="P10">字段名:薪酬发放日 字段类型:文本框 必填</text:p>
        </text:list-item>
        <text:list-item>
          <text:p text:style-name="P10">字段名:特殊情况处理 字段类型:文本框 必填</text:p>
        </text:list-item>
      </text:list>
      <text:p text:style-name="P4"><text:tab/><text:tab/><text:tab/>功能名<text:span text:style-name="T5">3:编辑 功能类型:编辑</text:span></text:p>
      <text:list xml:id="list7716291683896847635" text:style-name="L3">
        <text:list-item>
          <text:p text:style-name="P5">字段名:合同类型 字段类型:单选框 必填</text:p>
        </text:list-item>
        <text:list-item>
          <text:p text:style-name="P5">字段名:合同性质 字段类型:单选框 必填</text:p>
        </text:list-item>
        <text:list-item>
          <text:p text:style-name="P5">字段名:用人单位<text:span text:style-name="T3">(甲方) 字段类型:文本框 必填</text:span></text:p>
        </text:list-item>
        <text:list-item>
          <text:p text:style-name="P5">字段名:合同期限 字段类型:文本框 必填</text:p>
        </text:list-item>
        <text:list-item>
          <text:p text:style-name="P5">字段名:合同起始日 字段类型:日期框 必填</text:p>
        </text:list-item>
        <text:list-item>
          <text:p text:style-name="P5">字段名:合同约满日 字段类型:日期框 必填</text:p>
        </text:list-item>
        <text:list-item>
          <text:p text:style-name="P5">字段名:试用期时长 字段类型:文本框 必填</text:p>
        </text:list-item>
        <text:list-item>
          <text:p text:style-name="P5">字段名:线上存储路径 字段类型:文本框 非必填</text:p>
        </text:list-item>
        <text:list-item>
          <text:p text:style-name="P5">字段名:线下存储路径 字段类型:文本框 必填</text:p>
        </text:list-item>
        <text:list-item>
          <text:p text:style-name="P6">字段名:合同状态 字段类型:开关按钮<text:span text:style-name="T5">(正常/解除) 默认:正常</text:span></text:p>
        </text:list-item>
      </text:list>
      <text:p text:style-name="P7"><text:tab/><text:tab/><text:tab/>功能名4:删除 功能类型:编辑</text:p>
      <text:p text:style-name="P7"><text:tab/><text:tab/><text:tab/>功能名5:上传附件 功能类型:编辑</text:p>
      <text:p text:style-name="P7"><text:tab/><text:tab/><text:tab/>功能名6:查看详细 功能类型:编辑</text:p>
      <text:p text:style-name="P7"><text:tab/><text:tab/><text:tab/><text:tab/>合同信息</text:p>
      <text:list xml:id="list5506610577588228732" text:style-name="L7">
        <text:list-item>
          <text:p text:style-name="P24"><text:bookmark-start text:name="__DdeLink__193_14876128131"/><text:bookmark-start text:name="__DdeLink__191_14876128131"/>字段名:合同类型 字段类型:单选框 必填</text:p>
        </text:list-item>
        <text:list-item>
          <text:p text:style-name="P24">字段名:合同性质 字段类型:单选框 必填</text:p>
        </text:list-item>
        <text:list-item>
          <text:p text:style-name="P24">字段名:合同编号 字段类型:文本框 必填</text:p>
        </text:list-item>
        <text:list-item>
          <text:p text:style-name="P24">字段名:用人单位<text:span text:style-name="T3">(甲方) 字段类型:文本框 必填</text:span></text:p>
        </text:list-item>
        <text:list-item>
          <text:p text:style-name="P24">字段名:职工姓名<text:span text:style-name="T3">(乙方) 字段类型:单选框 必填</text:span></text:p>
        </text:list-item>
        <text:list-item>
          <text:p text:style-name="P24">字段名:合同期限 字段类型:文本框 必填</text:p>
        </text:list-item>
        <text:list-item>
          <text:p text:style-name="P24">字段名:合同起始日 字段类型:日期框 必填</text:p>
        </text:list-item>
        <text:list-item>
          <text:p text:style-name="P24">字段名:合同约满日 字段类型:日期框 必填</text:p>
        </text:list-item>
        <text:list-item>
          <text:p text:style-name="P24"><text:soft-page-break/>字段名:试用期时长 字段类型:文本框 必填</text:p>
        </text:list-item>
        <text:list-item>
          <text:p text:style-name="P24">字段名:线上存储路径 字段类型:文本框 非必填</text:p>
        </text:list-item>
        <text:list-item>
          <text:p text:style-name="P24">字段名:线下存储路径 字段类型:文本框 必填</text:p>
        </text:list-item>
        <text:list-item>
          <text:p text:style-name="P24">字段名:合同状态 字段类型:开关按钮<text:span text:style-name="T5">(正常/解除) 默认:正常</text:span><text:bookmark-end text:name="__DdeLink__191_14876128131"/><text:bookmark-end text:name="__DdeLink__193_14876128131"/></text:p>
        </text:list-item>
      </text:list>
      <text:p text:style-name="P25"><text:tab/><text:tab/><text:tab/><text:tab/>乙方信息</text:p>
      <text:list xml:id="list6414392533757556130" text:style-name="L11">
        <text:list-item>
          <text:p text:style-name="P27"><text:span text:style-name="T8">字段名:姓名 字段类型:单选框 必填</text:span></text:p>
        </text:list-item>
        <text:list-item>
          <text:p text:style-name="P27"><text:span text:style-name="T9">字段名:性别 字段类型:开关按钮</text:span><text:span text:style-name="T10">(男/女) 默认:女</text:span></text:p>
        </text:list-item>
        <text:list-item>
          <text:p text:style-name="P27"><text:span text:style-name="T9">字段名:出生日期 字段类型:日期框 必填</text:span></text:p>
        </text:list-item>
        <text:list-item>
          <text:p text:style-name="P27"><text:span text:style-name="T9">字段名:证件类型 字段类型:文本框 必填</text:span></text:p>
        </text:list-item>
        <text:list-item>
          <text:p text:style-name="P27"><text:span text:style-name="T9">字段名:证件号码 字段类型:文本框 必填</text:span></text:p>
        </text:list-item>
        <text:list-item>
          <text:p text:style-name="P27"><text:span text:style-name="T9">字段名:联系电话 字段类型:文本框 必填</text:span></text:p>
        </text:list-item>
        <text:list-item>
          <text:p text:style-name="P27"><text:span text:style-name="T9">字段名:户籍地址 字段类型:文本框 非必填</text:span></text:p>
        </text:list-item>
        <text:list-item>
          <text:p text:style-name="P27"><text:span text:style-name="T9">字段名:现住址 字段类型:文本框 必填</text:span></text:p>
        </text:list-item>
        <text:list-item>
          <text:p text:style-name="P27"><text:span text:style-name="T9">字段名:部门 字段类型:文本框 必填</text:span></text:p>
        </text:list-item>
        <text:list-item>
          <text:p text:style-name="P27"><text:span text:style-name="T9">字段名:岗位 字段类型:文本框 必填</text:span></text:p>
        </text:list-item>
        <text:list-item>
          <text:p text:style-name="P27"><text:span text:style-name="T9">字段名:是否离职 字段类型:开关按钮 默认:否</text:span></text:p>
        </text:list-item>
        <text:list-item>
          <text:p text:style-name="P27"><text:span text:style-name="T9">字段名:离职时间 字段类型:日期框 非必填</text:span></text:p>
        </text:list-item>
        <text:list-item>
          <text:p text:style-name="P27"><text:span text:style-name="T9">字段名:计薪方式 字段类型:文本框 必填</text:span></text:p>
        </text:list-item>
        <text:list-item>
          <text:p text:style-name="P27"><text:span text:style-name="T9">字段名:基本报酬 字段类型:数字框 限制:两位小数 大于</text:span><text:span text:style-name="T11">0 必填</text:span></text:p>
        </text:list-item>
        <text:list-item>
          <text:p text:style-name="P27"><text:span text:style-name="T9">字段名:薪酬发放日 字段类型:文本框 必填</text:span></text:p>
        </text:list-item>
        <text:list-item>
          <text:p text:style-name="P27"><text:span text:style-name="T9">字段名:特殊情况处理 字段类型:文本框 必填</text:span></text:p>
        </text:list-item>
      </text:list>
      <text:p text:style-name="P7"><text:tab/><text:tab/><text:tab/>功能名7:变更合同 功能类型:编辑</text:p>
      <text:list xml:id="list1351536880719499268" text:style-name="L8">
        <text:list-item>
          <text:p text:style-name="P8">字段名:是否签订新合同 字段类型:开关按钮 默认:否</text:p>
        </text:list-item>
        <text:list-item>
          <text:p text:style-name="P8">字段名:是否添加协议 字段类型:开关按钮 默认:否</text:p>
        </text:list-item>
        <text:list-item>
          <text:p text:style-name="P8">字段名:是否删减协议 字段类型:开关按钮 默认:否</text:p>
        </text:list-item>
        <text:list-item>
          <text:p text:style-name="P8">字段名:是否续签合同 字段类型:开关按钮 默认:否</text:p>
        </text:list-item>
        <text:list-item>
          <text:p text:style-name="P8">字段名:是否解除合同 字段类型:开关按钮 默认:否</text:p>
        </text:list-item>
        <text:list-item>
          <text:p text:style-name="P8">字段名:变更原因 字段类型:文本框 必填</text:p>
        </text:list-item>
        <text:list-item>
          <text:p text:style-name="P8">字段名:变更内容 字段类型:文本框 必填</text:p>
        </text:list-item>
        <text:list-item>
          <text:p text:style-name="P8">字段名:是否已确认变更 <text:s/>字段类型:开关按钮 默认:否</text:p>
        </text:list-item>
        <text:list-item>
          <text:p text:style-name="P8">字段名:变更时间 字段类型:时间框 必填</text:p>
        </text:list-item>
      </text:list>
      <text:p text:style-name="P15"><text:tab/><text:tab/><text:tab/>功能名<text:span text:style-name="T13">8:确认解除合同 功能类型:编辑</text:span></text:p>
      <text:p text:style-name="P7"><text:tab/><text:tab/>导航名_2:员工合同信息详细</text:p>
      <text:p text:style-name="P7"><text:tab/><text:tab/><text:tab/>功能名<text:span text:style-name="T6">1:列表 功能类型:网格</text:span></text:p>
      <text:list xml:id="list7964724474977347057" text:style-name="L9">
        <text:list-item>
          <text:p text:style-name="P9">字段名:姓名</text:p>
        </text:list-item>
        <text:list-item>
          <text:p text:style-name="P9">字段名:性别</text:p>
        </text:list-item>
        <text:list-item>
          <text:p text:style-name="P9"><text:soft-page-break/>字段名:出生日期</text:p>
        </text:list-item>
        <text:list-item>
          <text:p text:style-name="P9">字段名:证件类型</text:p>
        </text:list-item>
        <text:list-item>
          <text:p text:style-name="P9">字段名:证件号码</text:p>
        </text:list-item>
        <text:list-item>
          <text:p text:style-name="P9">字段名:联系电话</text:p>
        </text:list-item>
        <text:list-item>
          <text:p text:style-name="P9">字段名:户籍地址</text:p>
        </text:list-item>
        <text:list-item>
          <text:p text:style-name="P9">字段名:现住址</text:p>
        </text:list-item>
        <text:list-item>
          <text:p text:style-name="P9">字段名:部门</text:p>
        </text:list-item>
        <text:list-item>
          <text:p text:style-name="P9">字段名:岗位</text:p>
        </text:list-item>
        <text:list-item>
          <text:p text:style-name="P9">字段名:是否离职</text:p>
        </text:list-item>
        <text:list-item>
          <text:p text:style-name="P9">字段名:离职时间</text:p>
        </text:list-item>
        <text:list-item>
          <text:p text:style-name="P9">字段名:计薪方式</text:p>
        </text:list-item>
        <text:list-item>
          <text:p text:style-name="P9">字段名:基本报酬</text:p>
        </text:list-item>
        <text:list-item>
          <text:p text:style-name="P9">字段名:薪酬发放日</text:p>
        </text:list-item>
        <text:list-item>
          <text:p text:style-name="P9">字段名:特殊情况处理</text:p>
        </text:list-item>
      </text:list>
      <text:p text:style-name="P7"><text:tab/><text:tab/><text:tab/>功能名<text:span text:style-name="T7">2:编辑 功能类型:编辑</text:span></text:p>
      <text:list xml:id="list5180528501429020188" text:style-name="L12">
        <text:list-item>
          <text:p text:style-name="P28"><text:span text:style-name="T8">字段名:姓名 字段类型:单选框 必填</text:span></text:p>
        </text:list-item>
        <text:list-item>
          <text:p text:style-name="P28"><text:span text:style-name="T9">字段名:性别 字段类型:开关按钮</text:span><text:span text:style-name="T10">(男/女) 默认:女</text:span></text:p>
        </text:list-item>
        <text:list-item>
          <text:p text:style-name="P28"><text:span text:style-name="T9">字段名:出生日期 字段类型:日期框 必填</text:span></text:p>
        </text:list-item>
        <text:list-item>
          <text:p text:style-name="P28"><text:span text:style-name="T9">字段名:证件类型 字段类型:文本框 必填</text:span></text:p>
        </text:list-item>
        <text:list-item>
          <text:p text:style-name="P28"><text:span text:style-name="T9">字段名:证件号码 字段类型:文本框 必填</text:span></text:p>
        </text:list-item>
        <text:list-item>
          <text:p text:style-name="P28"><text:span text:style-name="T9">字段名:联系电话 字段类型:文本框 必填</text:span></text:p>
        </text:list-item>
        <text:list-item>
          <text:p text:style-name="P28"><text:span text:style-name="T9">字段名:户籍地址 字段类型:文本框 非必填</text:span></text:p>
        </text:list-item>
        <text:list-item>
          <text:p text:style-name="P28"><text:span text:style-name="T9">字段名:现住址 字段类型:文本框 必填</text:span></text:p>
        </text:list-item>
        <text:list-item>
          <text:p text:style-name="P28"><text:span text:style-name="T9">字段名:部门 字段类型:文本框 必填</text:span></text:p>
        </text:list-item>
        <text:list-item>
          <text:p text:style-name="P28"><text:span text:style-name="T9">字段名:岗位 字段类型:文本框 必填</text:span></text:p>
        </text:list-item>
        <text:list-item>
          <text:p text:style-name="P28"><text:span text:style-name="T9">字段名:是否离职 字段类型:开关按钮 默认:否</text:span></text:p>
        </text:list-item>
        <text:list-item>
          <text:p text:style-name="P28"><text:span text:style-name="T9">字段名:离职时间 字段类型:日期框 非必填</text:span></text:p>
        </text:list-item>
        <text:list-item>
          <text:p text:style-name="P28"><text:span text:style-name="T9">字段名:计薪方式 字段类型:文本框 必填</text:span></text:p>
        </text:list-item>
        <text:list-item>
          <text:p text:style-name="P28"><text:span text:style-name="T9">字段名:基本报酬 字段类型:数字框 限制:两位小数 大于</text:span><text:span text:style-name="T11">0 必填</text:span></text:p>
        </text:list-item>
        <text:list-item>
          <text:p text:style-name="P28"><text:span text:style-name="T9">字段名:薪酬发放日 字段类型:文本框 必填</text:span></text:p>
        </text:list-item>
        <text:list-item>
          <text:p text:style-name="P12">字段名:特殊情况处理 字段类型:文本框 必填</text:p>
        </text:list-item>
      </text:list>
      <text:p text:style-name="P11"><text:tab/><text:tab/>导航名<text:span text:style-name="T7">3:变更详细</text:span></text:p>
      <text:p text:style-name="P11"><text:tab/><text:tab/><text:tab/>功能名<text:span text:style-name="T12">1:列表 功能类型:网格</text:span></text:p>
      <text:list xml:id="list5025316293632685633" text:style-name="L13">
        <text:list-item>
          <text:p text:style-name="P26">字段名:合同类型</text:p>
        </text:list-item>
        <text:list-item>
          <text:p text:style-name="P26">字段名:合同性质</text:p>
        </text:list-item>
        <text:list-item>
          <text:p text:style-name="P26">字段名:合同编号</text:p>
        </text:list-item>
        <text:list-item>
          <text:p text:style-name="P26"><text:soft-page-break/>字段名:用人单位<text:span text:style-name="T3">(甲方)</text:span></text:p>
        </text:list-item>
        <text:list-item>
          <text:p text:style-name="P14">字段名:职工姓名<text:span text:style-name="T3">(乙方)</text:span></text:p>
        </text:list-item>
        <text:list-item>
          <text:p text:style-name="P13">字段名:是否签订新合同</text:p>
        </text:list-item>
        <text:list-item>
          <text:p text:style-name="P13">字段名:是否添加协议</text:p>
        </text:list-item>
        <text:list-item>
          <text:p text:style-name="P13">字段名:是否删减协议</text:p>
        </text:list-item>
        <text:list-item>
          <text:p text:style-name="P13">字段名:是否续签合同</text:p>
        </text:list-item>
        <text:list-item>
          <text:p text:style-name="P13">字段名:是否解除合同</text:p>
        </text:list-item>
        <text:list-item>
          <text:p text:style-name="P13">字段名:变更原因</text:p>
        </text:list-item>
        <text:list-item>
          <text:p text:style-name="P13">字段名:变更内容</text:p>
        </text:list-item>
        <text:list-item>
          <text:p text:style-name="P13">字段名:是否已确认变更</text:p>
        </text:list-item>
        <text:list-item>
          <text:p text:style-name="P13">字段名:变更时间</text:p>
        </text:list-item>
      </text:list>
      <text:p text:style-name="P15"><text:tab/><text:tab/><text:tab/>功能名<text:span text:style-name="T12">2</text:span>:编辑 功能类型:编辑</text:p>
      <text:list xml:id="list1792327895421419972" text:style-name="L14">
        <text:list-item>
          <text:p text:style-name="P16">字段名:是否签订新合同 字段类型:开关按钮 默认:否</text:p>
        </text:list-item>
        <text:list-item>
          <text:p text:style-name="P16">字段名:是否添加协议 字段类型:开关按钮 默认:否</text:p>
        </text:list-item>
        <text:list-item>
          <text:p text:style-name="P16">字段名:是否删减协议 字段类型:开关按钮 默认:否</text:p>
        </text:list-item>
        <text:list-item>
          <text:p text:style-name="P16">字段名:是否续签合同 字段类型:开关按钮 默认:否</text:p>
        </text:list-item>
        <text:list-item>
          <text:p text:style-name="P16">字段名:是否解除合同 字段类型:开关按钮 默认:否</text:p>
        </text:list-item>
        <text:list-item>
          <text:p text:style-name="P16">字段名:变更原因 字段类型:文本框 必填</text:p>
        </text:list-item>
        <text:list-item>
          <text:p text:style-name="P16">字段名:变更内容 字段类型:文本框 必填</text:p>
        </text:list-item>
        <text:list-item>
          <text:p text:style-name="P16">字段名:是否已确认变更 <text:s/>字段类型:开关按钮 默认:否</text:p>
        </text:list-item>
        <text:list-item>
          <text:p text:style-name="P16">字段名:变更时间 字段类型:时间框 必填</text:p>
        </text:list-item>
      </text:list>
      <text:p text:style-name="P15"><text:tab/><text:tab/><text:tab/>功能名<text:span text:style-name="T12">3:删除 功能类型:编辑</text:span></text:p>
      <text:p text:style-name="P15"><text:tab/><text:tab/>导航名<text:span text:style-name="T12">4:合同类型</text:span></text:p>
      <text:p text:style-name="P15"><text:tab/><text:tab/><text:tab/>功能名<text:span text:style-name="T12">1:列表 功能类型:网格</text:span></text:p>
      <text:list xml:id="list5129430182524325568" text:style-name="L15">
        <text:list-item>
          <text:p text:style-name="P17">字段名:类型</text:p>
        </text:list-item>
        <text:list-item>
          <text:p text:style-name="P17">字段名:描述</text:p>
        </text:list-item>
        <text:list-item>
          <text:p text:style-name="P17">字段名:状态</text:p>
        </text:list-item>
      </text:list>
      <text:p text:style-name="P15"><text:tab/><text:tab/><text:tab/>功能名<text:span text:style-name="T12">2:添加 功能类型:编辑</text:span></text:p>
      <text:list xml:id="list6414125223436563859" text:style-name="L16">
        <text:list-item>
          <text:p text:style-name="P18">字段名:类型 字段类型:文本框 必填</text:p>
        </text:list-item>
        <text:list-item>
          <text:p text:style-name="P18">字段名:描述 字段类型:文本框 非必填</text:p>
        </text:list-item>
      </text:list>
      <text:p text:style-name="P15"><text:tab/><text:tab/><text:tab/>功能名<text:span text:style-name="T12">3:编辑 功能类型:编辑</text:span></text:p>
      <text:list xml:id="list8328884679189809092" text:style-name="L17">
        <text:list-item>
          <text:p text:style-name="P19">字段名:类型 字段类型:文本框 必填</text:p>
        </text:list-item>
        <text:list-item>
          <text:p text:style-name="P19">字段名:描述 字段类型:文本框 非必填</text:p>
        </text:list-item>
      </text:list>
      <text:p text:style-name="P15"><text:tab/><text:tab/><text:tab/>功能名<text:span text:style-name="T12">4:删除 功能类型:编辑</text:span></text:p>
      <text:p text:style-name="P15"><text:tab/><text:tab/><text:tab/>功能名<text:span text:style-name="T12">5:冻结 <text:s/>功能类型:编辑</text:span></text:p>
      <text:p text:style-name="P15"><text:tab/><text:tab/><text:tab/>功能名<text:span text:style-name="T12">6:解冻 功能类型:编辑</text:span></text:p>
      <text:p text:style-name="P15"><text:tab/><text:tab/>导航名<text:span text:style-name="T12">4:合同性质</text:span></text:p>
      <text:p text:style-name="P15"><text:soft-page-break/><text:tab/><text:tab/><text:tab/>功能名<text:span text:style-name="T12">1:列表 功能类型:网格</text:span></text:p>
      <text:list xml:id="list5506520030639030914" text:style-name="L20">
        <text:list-item>
          <text:p text:style-name="P29"><text:span text:style-name="T9">字段名:</text:span><text:bookmark-start text:name="__DdeLink__210_1487612813"/><text:span text:style-name="T9">性质</text:span><text:bookmark-end text:name="__DdeLink__210_1487612813"/></text:p>
        </text:list-item>
        <text:list-item>
          <text:p text:style-name="P29"><text:span text:style-name="T9">字段名:描述</text:span></text:p>
        </text:list-item>
        <text:list-item>
          <text:p text:style-name="P29"><text:span text:style-name="T9">字段名:状态</text:span></text:p>
        </text:list-item>
      </text:list>
      <text:p text:style-name="P15"><text:tab/><text:tab/><text:tab/>功能名<text:span text:style-name="T12">2:添加 功能类型:编辑</text:span></text:p>
      <text:list xml:id="list6330290415959444904" text:style-name="L18">
        <text:list-item>
          <text:p text:style-name="P21">字段名:性质 字段类型:文本框 必填</text:p>
        </text:list-item>
        <text:list-item>
          <text:p text:style-name="P20">字段名:描述 字段类型:文本框 非必填</text:p>
        </text:list-item>
      </text:list>
      <text:p text:style-name="P15"><text:tab/><text:tab/><text:tab/>功能名<text:span text:style-name="T12">3:编辑 功能类型:编辑</text:span></text:p>
      <text:list xml:id="list2554866369672082262" text:style-name="L19">
        <text:list-item>
          <text:p text:style-name="P23">字段名:性质 字段类型:文本框 必填</text:p>
        </text:list-item>
        <text:list-item>
          <text:p text:style-name="P22">字段名:描述 字段类型:文本框 非必填</text:p>
        </text:list-item>
      </text:list>
      <text:p text:style-name="P15"><text:tab/><text:tab/><text:tab/>功能名<text:span text:style-name="T12">4:删除 功能类型:编辑</text:span></text:p>
      <text:p text:style-name="P15"><text:tab/><text:tab/><text:tab/>功能名<text:span text:style-name="T12">5:冻结 <text:s/>功能类型:编辑</text:span></text:p>
      <text:p text:style-name="P15"><text:tab/><text:tab/><text:tab/>功能名<text:span text:style-name="T12">6:解冻 功能类型:编辑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35:04.248262033</meta:creation-date>
    <dc:date>2017-04-21T17:54:25.337771469</dc:date>
    <meta:editing-duration>PT2H15M16S</meta:editing-duration>
    <meta:editing-cycles>3</meta:editing-cycles>
    <meta:generator>LibreOffice/5.1.5.2$Linux_X86_64 LibreOffice_project/10$Build-2</meta:generator>
    <meta:document-statistic meta:table-count="0" meta:image-count="0" meta:object-count="0" meta:page-count="6" meta:paragraph-count="194" meta:word-count="3119" meta:character-count="3707" meta:non-whitespace-character-count="3354"/>
  </office:meta>
</office:document-meta>
</file>